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CEC000009B1F1F5393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pitch="variable"/>
    <style:font-face style:name="DejaVu Serif1" svg:font-family="'DejaVu Serif'" style:font-family-generic="roman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Обычный_5f_2_5f_2_5f_1">
      <style:graphic-properties draw:stroke="none" draw:fill="none" fo:min-height="11.559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39cm" loext:decorative="false"/>
      <style:paragraph-properties style:writing-mode="lr-tb"/>
    </style:style>
    <style:style style:name="pr4" style:family="presentation" style:parent-style-name="Inspiration-subtitle">
      <style:graphic-properties draw:textarea-vertical-align="top" fo:min-height="8.8cm" loext:decorative="false"/>
      <style:paragraph-properties style:writing-mode="lr-tb"/>
    </style:style>
    <style:style style:name="pr5" style:family="presentation" style:parent-style-name="Inspiration-subtitle">
      <style:graphic-properties draw:textarea-vertical-align="top" fo:min-height="7.8cm" loext:decorative="false"/>
      <style:paragraph-properties style:writing-mode="lr-tb"/>
    </style:style>
    <style:style style:name="pr6" style:family="presentation" style:parent-style-name="Inspiration-subtitle">
      <style:graphic-properties draw:textarea-vertical-align="top" fo:min-height="12.853cm" loext:decorative="false"/>
      <style:paragraph-properties style:writing-mode="lr-tb"/>
    </style:style>
    <style:style style:name="pr7" style:family="presentation" style:parent-style-name="Inspiration-subtitle">
      <style:graphic-properties draw:textarea-vertical-align="top" fo:min-height="14.782cm" loext:decorative="false"/>
      <style:paragraph-properties style:writing-mode="lr-tb"/>
    </style:style>
    <style:style style:name="pr8" style:family="presentation" style:parent-style-name="Inspiration-subtitle">
      <style:graphic-properties draw:textarea-vertical-align="top" fo:min-height="13.51cm" loext:decorative="false"/>
      <style:paragraph-properties style:writing-mode="lr-tb"/>
    </style:style>
    <style:style style:name="pr9" style:family="presentation" style:parent-style-name="Inspiration-subtitle">
      <style:graphic-properties draw:textarea-vertical-align="top" fo:min-height="0.788cm" loext:decorative="false"/>
      <style:paragraph-properties style:writing-mode="lr-tb"/>
    </style:style>
    <style:style style:name="pr10" style:family="presentation" style:parent-style-name="Inspiration-subtitle">
      <style:graphic-properties draw:textarea-vertical-align="top" fo:min-height="6.4cm" loext:decorative="false"/>
      <style:paragraph-properties style:writing-mode="lr-tb"/>
    </style:style>
    <style:style style:name="pr11" style:family="presentation" style:parent-style-name="Inspiration-subtitle">
      <style:graphic-properties draw:textarea-vertical-align="top" fo:min-height="7.111cm" loext:decorative="false"/>
      <style:paragraph-properties style:writing-mode="lr-tb"/>
    </style:style>
    <style:style style:name="pr12" style:family="presentation" style:parent-style-name="Inspiration-subtitle">
      <style:graphic-properties draw:textarea-vertical-align="top" fo:min-height="10.646cm" loext:decorative="false"/>
      <style:paragraph-properties style:writing-mode="lr-tb"/>
    </style:style>
    <style:style style:name="pr13" style:family="presentation" style:parent-style-name="Inspiration-subtitle">
      <style:graphic-properties draw:textarea-vertical-align="top" fo:min-height="10.666cm" loext:decorative="false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P1" style:family="paragraph">
      <loext:graphic-properties draw:fill-color="#ffffff"/>
      <style:text-properties fo:language="ru" fo:country="RU"/>
    </style:style>
    <style:style style:name="P2" style:family="paragraph">
      <style:text-properties fo:language="ru" fo:country="RU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P5" style:family="paragraph">
      <loext:graphic-properties draw:fill-color="#ffffff"/>
      <style:text-properties fo:font-size="20pt" fo:language="ru" fo:country="RU"/>
    </style:style>
    <style:style style:name="P6" style:family="paragraph">
      <style:paragraph-properties fo:text-align="start"/>
      <style:text-properties fo:font-size="18pt" fo:language="ru" fo:country="RU" style:font-size-asian="18pt" style:font-size-complex="18pt"/>
    </style:style>
    <style:style style:name="P7" style:family="paragraph">
      <style:paragraph-properties fo:text-align="start"/>
      <style:text-properties fo:language="ru" fo:country="RU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/>
      <style:text-properties fo:font-size="10pt" fo:language="ru" fo:country="RU" style:font-size-asian="10pt" style:font-size-complex="10pt"/>
    </style:style>
    <style:style style:name="P10" style:family="paragraph">
      <style:paragraph-properties fo:text-align="start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11" style:family="paragraph">
      <style:paragraph-properties fo:margin-left="0cm" fo:margin-right="0cm" fo:margin-top="0.1cm" fo:margin-bottom="0.1cm" fo:line-height="100%" fo:text-align="start" fo:text-indent="0cm"/>
      <style:text-properties style:font-name="DejaVu Sans"/>
    </style:style>
    <style:style style:name="P12" style:family="paragraph">
      <style:paragraph-properties fo:margin-top="0.1cm" fo:margin-bottom="0.1cm" fo:text-align="start"/>
      <style:text-properties style:font-name="DejaVu Sans"/>
    </style:style>
    <style:style style:name="P13" style:family="paragraph">
      <style:paragraph-properties fo:text-align="start"/>
      <style:text-properties fo:font-size="18pt" style:font-size-asian="18pt" style:font-size-complex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text-properties style:font-name="Droid Sans Mono" fo:font-size="16pt" fo:language="ru" fo:country="RU" style:font-size-asian="16pt" style:font-size-complex="16pt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font-size="24pt" fo:language="ru" fo:country="RU" style:font-size-asian="24pt" style:font-size-complex="24pt"/>
    </style:style>
    <style:style style:name="T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6" style:family="text"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9" style:family="text">
      <style:text-properties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0" style:family="text">
      <style:text-properties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fo:font-size="18pt" fo:language="ru" fo:country="RU" style:font-size-asian="18pt" style:font-size-complex="18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language="ru" fo:country="RU" style:text-underline-style="solid" style:text-underline-width="auto" style:text-underline-color="font-color" style:font-size-asian="18pt" style:font-size-complex="18pt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5pt" fo:language="ru" fo:country="RU" fo:font-weight="normal" fo:background-color="#ffdbb6" style:font-size-asian="15pt" style:font-weight-asian="normal" style:font-size-complex="15pt" style:font-weight-complex="normal"/>
    </style:style>
    <style:style style:name="T19" style:family="text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T20" style:family="text">
      <style:text-properties fo:font-size="18pt" fo:language="ru" fo:country="RU" style:text-underline-style="none" style:font-size-asian="18pt" style:font-size-complex="18pt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#ffdbb6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5pt" fo:language="ru" fo:country="RU" fo:background-color="#ffdbb6" style:font-size-asian="15pt" style:font-size-complex="15pt"/>
    </style:style>
    <style:style style:name="T23" style:family="text">
      <style:text-properties fo:font-size="15pt" fo:language="ru" fo:country="RU" style:font-size-asian="15pt" style:font-size-complex="15pt"/>
    </style:style>
    <style:style style:name="T24" style:family="text">
      <style:text-properties fo:font-size="10pt" fo:language="ru" fo:country="RU" style:font-size-asian="10pt" style:font-size-complex="10pt"/>
    </style:style>
    <style:style style:name="T25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font-name="DejaVu Sans" fo:font-size="18pt" fo:language="ru" fo:country="RU" fo:font-weight="normal" style:font-size-asian="18pt" style:font-weight-asian="normal" style:font-size-complex="18pt" style:font-weight-complex="normal"/>
    </style:style>
    <style:style style:name="T31" style:family="text">
      <style:text-properties style:font-name="DejaVu Sans" fo:font-size="18pt" fo:language="ru" fo:country="RU" fo:font-weight="bold" style:font-size-asian="18pt" style:font-weight-asian="bold" style:font-size-complex="18pt" style:font-weight-complex="bold"/>
    </style:style>
    <style:style style:name="T32" style:family="text">
      <style:text-properties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name="Droid Sans Mono" fo:font-size="22pt" fo:language="ru" fo:country="RU" fo:font-weight="bold" style:font-size-asian="22pt" style:font-weight-asian="bold" style:font-size-complex="22pt" style:font-weight-complex="bold"/>
    </style:style>
    <style:style style:name="T37" style:family="text">
      <style:text-properties style:font-name="Droid Sans Mono" fo:font-size="16pt" fo:language="ru" fo:country="RU" style:font-size-asian="16pt" style:font-size-complex="16pt"/>
    </style:style>
    <style:style style:name="T38" style:family="text">
      <style:text-properties style:font-name="Droid Sans Mono" fo:font-size="14pt" fo:language="ru" fo:country="RU" style:font-size-asian="14pt" style:font-size-complex="14pt"/>
    </style:style>
    <style:style style:name="T39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font-name="Droid Sans Mono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T41" style:family="text">
      <style:text-properties style:font-name="Droid Sans Mono" fo:font-size="14pt" fo:language="ru" fo:country="RU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Введение в NLP</text:span></text:p>
          </draw:text-box>
        </draw:frame>
        <draw:frame presentation:style-name="pr4" draw:text-style-name="P4" draw:layer="layout" svg:width="20.6cm" svg:height="8.8cm" svg:x="4.2cm" svg:y="6.4cm">
          <draw:text-box>
            <text:p text:style-name="P3"><text:span text:style-name="T5">язык как средство познания мира</text:span></text:p>
            <text:p text:style-name="P3"><text:span text:style-name="T6"/></text:p>
            <text:p text:style-name="P3"><text:span text:style-name="T6">сегментация на объекты</text:span></text:p>
            <text:p text:style-name="P3"><text:span text:style-name="T6"/></text:p>
            <text:p text:style-name="P3"><text:span text:style-name="T6">классификация наблюдаемых явлений</text:span></text:p>
            <text:p text:style-name="P3"><text:span text:style-name="T6"/></text:p>
            <text:p text:style-name="P3"><text:span text:style-name="T6">обобщения </text:span></text:p>
            <text:p text:style-name="P3"><text:span text:style-name="T6"/></text:p>
            <text:p text:style-name="P3"><text:span text:style-name="T6">упорядочение окружающей действительности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Введение в NLP</text:span></text:p>
          </draw:text-box>
        </draw:frame>
        <draw:frame presentation:style-name="pr5" draw:text-style-name="P6" draw:layer="layout" svg:width="17.2cm" svg:height="7.8cm" svg:x="4.2cm" svg:y="6.4cm">
          <draw:text-box>
            <text:p text:style-name="P3"><text:span text:style-name="T7">о языке и задачах </text:span><text:span text:style-name="T5">его автоматической обработки <text:s/></text:span></text:p>
            <text:p text:style-name="P3"><text:span text:style-name="T8"/></text:p>
            <text:p text:style-name="P3"><text:span text:style-name="T9">обработка текстов на естественном языке (ЕЯ)</text:span></text:p>
            <text:p text:style-name="P3"><text:span text:style-name="T10">Natural Language Processing (NLP)</text:span></text:p>
            <text:p text:style-name="P3"><text:span text:style-name="T11"/></text:p>
            <text:p text:style-name="P3"><text:span text:style-name="T12">NLU / natural language understatnding</text:span></text:p>
            <text:p text:style-name="P3"><text:span text:style-name="T12"/></text:p>
            <text:p text:style-name="P3"><text:span text:style-name="T12">NLG / natural language generation</text:span></text:p>
            <text:p text:style-name="P3"><text:span text:style-name="T12"/></text:p>
            <text:p text:style-name="P3"><text:span text:style-name="T12">SP / speech processing (recognition/generation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7" draw:layer="layout" svg:width="22.4cm" svg:height="1.339cm" svg:x="1.4cm" svg:y="1.931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6" draw:text-style-name="P6" draw:layer="layout" svg:width="22cm" svg:height="12.853cm" svg:x="2cm" svg:y="4.6cm">
          <draw:text-box>
            <text:p text:style-name="P3"><text:span text:style-name="T5">обработка текстов на естественном языке </text:span></text:p>
            <text:p text:style-name="P3"><text:span text:style-name="T11"/></text:p>
            <text:p text:style-name="P3"><text:span text:style-name="T13">NLP : NLU / </text:span><text:span text:style-name="T14">NLG</text:span></text:p>
            <text:p text:style-name="P3"><text:span text:style-name="T14"/></text:p>
            <text:p text:style-name="P3"><text:span text:style-name="T12">- машинный перевод (MT)</text:span></text:p>
            <text:p text:style-name="P3"><text:span text:style-name="T15"/></text:p>
            <text:p text:style-name="P8"><text:span text:style-name="T15">- диалоговые системы (чат-боты)</text:span></text:p>
            <text:p text:style-name="P8"><text:span text:style-name="T15"/></text:p>
            <text:p text:style-name="P3"><text:span text:style-name="T12">- извлечение именованных сущностей, (named-entity recognition, NER)</text:span></text:p>
            <text:p text:style-name="P3"><text:span text:style-name="T12"/></text:p>
            <text:p text:style-name="P3"><text:span text:style-name="T12">- извлечения фактов и отношений (relation extraction)</text:span></text:p>
            <text:p text:style-name="P3"><text:span text:style-name="T12"/></text:p>
            <text:p text:style-name="P3"><text:span text:style-name="T12">- реферирование (summarization)</text:span></text:p>
            <text:p text:style-name="P3"><text:span text:style-name="T12"/></text:p>
            <text:p text:style-name="P3"><text:span text:style-name="T12">- поиск обоснования в тексте (argumentation mining)</text:span></text:p>
            <text:p text:style-name="P3"><text:span text:style-name="T12"/></text:p>
            <text:p text:style-name="P8"><text:span text:style-name="T15">- классификация текстов (</text:span><text:span text:style-name="T12">оценка тона и т.п.)</text:span></text:p>
            <text:p text:style-name="P8"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6" draw:layer="layout" svg:width="25.8cm" svg:height="14.782cm" svg:x="1.2cm" svg:y="4.8cm">
          <draw:text-box>
            <text:p text:style-name="P3"><text:span text:style-name="T12"/></text:p>
            <text:p text:style-name="P3"><text:span text:style-name="T8">Сложности автоматической обработки текстов - неоднозначности в языке</text:span></text:p>
            <text:p text:style-name="P3"><text:span text:style-name="T10"/></text:p>
            <text:p text:style-name="P8"><text:span text:style-name="T16">«эти типы стали есть на складе»</text:span></text:p>
            <text:p text:style-name="P8"><text:span text:style-name="T16"/></text:p>
            <text:p text:style-name="P8"><text:span text:style-name="T13"/></text:p>
            <text:p text:style-name="P8"><text:span text:style-name="T13">омонимия</text:span><text:span text:style-name="T15"> - случайное совпадение слов </text:span></text:p>
            <text:p text:style-name="P8"><text:span text:style-name="T17"/></text:p>
            <text:p text:style-name="P8"><text:span text:style-name="T18"><text:s/></text:span><text:span text:style-name="T18">ключ, лук, замок, печь </text:span></text:p>
            <text:p text:style-name="P3"><text:span text:style-name="T13"/></text:p>
            <text:p text:style-name="P8"><text:span text:style-name="T13">полисемия</text:span><text:span text:style-name="T15"> - несколько значений, связанных исторически </text:span></text:p>
            <text:p text:style-name="P8"><text:span text:style-name="T19"/></text:p>
            <text:p text:style-name="P8"><text:span text:style-name="T18"><text:s/></text:span><text:span text:style-name="T18">стол &lt;организация или объект&gt; </text:span></text:p>
            <text:p text:style-name="P3"><text:span text:style-name="T14"/></text:p>
            <text:p text:style-name="P3"><text:span text:style-name="T14">местоименная анафора</text:span><text:span text:style-name="T20"> — ссылки на контекст</text:span></text:p>
            <text:p text:style-name="P3"><text:span text:style-name="T12"/></text:p>
            <text:p text:style-name="P3"><text:span text:style-name="T21"><text:s/></text:span><text:span text:style-name="T21">Прискакал принц на белом коне. Принцесса выбежала ему навстречу и поцеловала его &lt;...</text:span><text:span text:style-name="T22">принца&gt; . </text:span></text:p>
            <text:p text:style-name="P3"><text:span text:style-name="T12"/></text:p>
            <text:p text:style-name="P3"><text:span text:style-name="T14">эллипсис</text:span><text:span text:style-name="T20"> -</text:span><text:span text:style-name="T12"> пропуски в тексте</text:span></text:p>
            <text:p text:style-name="P3"><text:span text:style-name="T12"/></text:p>
            <text:p text:style-name="P3"><text:span text:style-name="T22">Он не может решить задачу, а я знаю как &lt;...решить задачу&gt;.</text:span></text:p>
            <text:p text:style-name="P3"><text:span text:style-name="T23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draw:style-name="gr2" draw:text-style-name="P9" draw:layer="layout" svg:width="16.356cm" svg:height="1.073cm" svg:x="1.2cm" svg:y="19cm">
          <draw:text-box>
            <text:p><text:span text:style-name="T24"><text:a xlink:href="https://habr.com/ru/company/abbyy/blog/437008/" xlink:type="simple">https://habr.com/ru/company/abbyy/blog/437008/</text:a></text:span></text:p>
            <text:p><text:span text:style-name="T24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4" draw:layer="layout" svg:width="25.6cm" svg:height="14.932cm" svg:x="1cm" svg:y="4.09cm">
          <draw:text-box>
            <text:p text:style-name="P3"><text:span text:style-name="T5">История развития компьютерной лингвистики</text:span></text:p>
            <text:p text:style-name="P3"><text:span text:style-name="T5"/></text:p>
            <text:p text:style-name="P3"><text:span text:style-name="T15">1949 перевод как расшифровка (</text:span><text:span text:style-name="T6">немецкий язык это зашифрованный </text:span><text:span text:style-name="T6">английский)</text:span></text:p>
            <text:p text:style-name="P3"><text:span text:style-name="T6"/></text:p>
            <text:p text:style-name="P3"><text:span text:style-name="T15">1954 Джорджтаунский эксперимент, большая таблица соответствий фраз </text:span><text:span text:style-name="T15">(MT)</text:span></text:p>
            <text:p text:style-name="P3"><text:span text:style-name="T15"/></text:p>
            <text:p text:style-name="P3"><text:span text:style-name="T15">1960 рационалистический </text:span><text:span text:style-name="T6">подход: формальные грамматики Хомского</text:span></text:p>
            <text:p text:style-name="P3"><text:span text:style-name="T6"/></text:p>
            <text:p text:style-name="P3"><text:span text:style-name="T6">1970 переход на уровень семантики, формальные онтологии, контекст</text:span></text:p>
            <text:p text:style-name="P3"><text:span text:style-name="T6"/></text:p>
            <text:p text:style-name="P3"><text:span text:style-name="T6">1980 корпусная лингвистика, статистические языковые модели ML</text:span></text:p>
            <text:p text:style-name="P8"><text:span text:style-name="T6"/></text:p>
            <text:p text:style-name="P8"><text:span text:style-name="T6">1990 WWW, задача информационного поиска</text:span></text:p>
            <text:p text:style-name="P8"><text:span text:style-name="T6"/></text:p>
            <text:p text:style-name="P3"><text:span text:style-name="T6">2005 Deep Learning, рекуррентные нейросети</text:span></text:p>
            <text:p text:style-name="P3"><text:span text:style-name="T6"/></text:p>
            <text:p text:style-name="P3"><text:span text:style-name="T6">2013 Word2vec, семантические пространства</text:span></text:p>
            <text:p text:style-name="P3"><text:span text:style-name="T6"/></text:p>
            <text:p text:style-name="P3"><text:span text:style-name="T6">2017 Attention, механизм внимания </text:span></text:p>
            <text:p text:style-name="P3"><text:span text:style-name="T6"/></text:p>
            <text:p text:style-name="P3"><text:span text:style-name="T6">2018 GPT, Большие языковые модели</text:span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text-style-name="P10" draw:layer="layout" svg:width="24.6cm" svg:height="0.788cm" svg:x="1.8cm" svg:y="6cm">
          <draw:text-box>
            <text:p text:style-name="P3"><text:span text:style-name="T25">Уровни сложности при автоматической обработке текстов</text:span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draw:style-name="gr3" draw:layer="layout" svg:width="22.399cm" svg:height="7.998cm" svg:x="1.8cm" svg:y="7.5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26">Прагматика (Дискурс)</text:span><text:span text:style-name="T27"> - </text:span><text:span text:style-name="T28">смысловые контексты</text:span></text:p>
              </table:table-cell>
            </table:table-row>
            <table:table-row table:style-name="ro1">
              <table:table-cell table:style-name="ce2">
                <text:p text:style-name="P12"><text:span text:style-name="T29">Семантика </text:span><text:span text:style-name="T28">- смыслы </text:span><text:span text:style-name="T30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12"><text:span text:style-name="T31">Синтаксис </text:span><text:span text:style-name="T30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12"><text:span text:style-name="T31">Морфология</text:span><text:span text:style-name="T30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10" draw:text-style-name="P4" draw:layer="layout" svg:width="15.2cm" svg:height="6.4cm" svg:x="1.2cm" svg:y="4.399cm">
          <draw:text-box>
            <text:p text:style-name="P8"><text:span text:style-name="T5">подходы решению задач NLP</text:span></text:p>
            <text:p text:style-name="P3"><text:span text:style-name="T6"/></text:p>
            <text:p text:style-name="P3"><text:span text:style-name="T5">аналитический подход:</text:span></text:p>
            <text:p text:style-name="P3"><text:span text:style-name="T6"><text:s text:c="4"/></text:span><text:span text:style-name="T6">наборы грамматических правил</text:span></text:p>
            <text:p text:style-name="P3"><text:span text:style-name="T6"/></text:p>
            <text:p text:style-name="P3"><text:span text:style-name="T6"/></text:p>
            <text:p text:style-name="P3"><text:span text:style-name="T5">подход основанный на данных:</text:span></text:p>
            <text:p text:style-name="P3"><text:span text:style-name="T6"><text:s text:c="3"/></text:span><text:span text:style-name="T6">корпус размеченных текстов и методы ML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1" draw:text-style-name="P4" draw:layer="layout" svg:width="17.8cm" svg:height="7.111cm" svg:x="9cm" svg:y="12.6cm">
          <draw:text-box>
            <text:p text:style-name="P3"><text:span text:style-name="T5">методы решения задач NLP</text:span></text:p>
            <text:p text:style-name="P3"><text:span text:style-name="T6"/></text:p>
            <text:p text:style-name="P3"><text:span text:style-name="T6">частотный анализ (мешок слов, TF-IDF)</text:span></text:p>
            <text:p text:style-name="P3"><text:span text:style-name="T6"/></text:p>
            <text:p text:style-name="P3"><text:span text:style-name="T6">морфологический/синтаксический разбор, онтологии </text:span></text:p>
            <text:p text:style-name="P3"><text:span text:style-name="T6"/></text:p>
            <text:p text:style-name="P3"><text:span text:style-name="T6">семантические пространства (Word2Vec)</text:span></text:p>
            <text:p text:style-name="P3"><text:span text:style-name="T6"/></text:p>
            <text:p text:style-name="P3"><text:span text:style-name="T6">языковые модели</text:span></text:p>
            <text:p text:style-name="P3"><text:span text:style-name="T6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10" draw:text-style-name="P4" draw:layer="layout" svg:width="15.2cm" svg:height="6.4cm" svg:x="1.2cm" svg:y="4.4cm">
          <draw:text-box>
            <text:p text:style-name="P8"><text:span text:style-name="T5">подходы решению задач NLP</text:span></text:p>
            <text:p text:style-name="P3"><text:span text:style-name="T6"/></text:p>
            <text:p text:style-name="P3"><text:span text:style-name="T5">аналитический подход:</text:span></text:p>
            <text:p text:style-name="P3"><text:span text:style-name="T6"><text:s text:c="4"/></text:span><text:span text:style-name="T6">наборы грамматических правил</text:span></text:p>
            <text:p text:style-name="P3"><text:span text:style-name="T6"/></text:p>
            <text:p text:style-name="P3"><text:span text:style-name="T6"/></text:p>
            <text:p text:style-name="P3"><text:span text:style-name="T5">подход основанный на данных:</text:span></text:p>
            <text:p text:style-name="P3"><text:span text:style-name="T6"><text:s text:c="3"/></text:span><text:span text:style-name="T6">корпус размеченных текстов и методы ML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2" draw:text-style-name="P13" draw:layer="layout" svg:width="19.2cm" svg:height="10.646cm" svg:x="3.2cm" svg:y="5cm">
          <draw:text-box>
            <text:p text:style-name="P3"><text:span text:style-name="T32">этапы обработки текста для определения тона</text:span></text:p>
            <text:p text:style-name="P3"><text:span text:style-name="T32"/></text:p>
            <text:p text:style-name="P3"><text:span text:style-name="T33">определение языка</text:span></text:p>
            <text:p text:style-name="P3"><text:span text:style-name="T32"/></text:p>
            <text:p text:style-name="P8"><text:span text:style-name="T33">токенизация <text:s/></text:span></text:p>
            <text:p text:style-name="P3"><text:span text:style-name="T33"><text:line-break/></text:span><text:span text:style-name="T33">коррекция орфографических ошибок</text:span></text:p>
            <text:p text:style-name="P8"><text:span text:style-name="T33"/></text:p>
            <text:p text:style-name="P8"><text:span text:style-name="T33">лемматизация</text:span></text:p>
            <text:p text:style-name="P8"><text:span text:style-name="T33"/></text:p>
            <text:p text:style-name="P3"><text:span text:style-name="T33">частотный анализ (извлечение признаков)</text:span><text:span text:style-name="T33"><text:line-break/></text:span><text:span text:style-name="T33"><text:line-break/></text:span><text:span text:style-name="T33">применение классификатора</text:span></text:p>
          </draw:text-box>
        </draw:frame>
        <draw:frame presentation:style-name="pr3" draw:layer="layout" svg:width="22.4cm" svg:height="1.339cm" svg:x="1.4cm" svg:y="1.93cm" presentation:class="title" presentation:user-transformed="true">
          <draw:text-box>
            <text:p><text:span text:style-name="T34">NLP </text:span><text:span text:style-name="T3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3" draw:text-style-name="P13" draw:layer="layout" svg:width="19.2cm" svg:height="10.666cm" svg:x="3.2cm" svg:y="5cm">
          <draw:text-box>
            <text:p text:style-name="P3"><text:span text:style-name="T32">этапы обработки текста для извлечения информации</text:span></text:p>
            <text:p text:style-name="P3"><text:span text:style-name="T32"/></text:p>
            <text:p text:style-name="P3"><text:span text:style-name="T33">определение языка</text:span></text:p>
            <text:p text:style-name="P3"><text:span text:style-name="T33"/></text:p>
            <text:p text:style-name="P8"><text:span text:style-name="T33">токенизация <text:s/></text:span></text:p>
            <text:p text:style-name="P3"><text:span text:style-name="T33"><text:line-break/></text:span><text:span text:style-name="T33">коррекция орфографических ошибок</text:span></text:p>
            <text:p text:style-name="P8"><text:span text:style-name="T33"/></text:p>
            <text:p text:style-name="P8"><text:span text:style-name="T33">лемматизация</text:span></text:p>
            <text:p text:style-name="P8"><text:span text:style-name="T33"/></text:p>
            <text:p text:style-name="P3"><text:span text:style-name="T33">синтаксический анализ</text:span><text:span text:style-name="T33"><text:line-break/></text:span><text:span text:style-name="T33"><text:line-break/></text:span><text:span text:style-name="T33">семантический анализ</text:span></text:p>
            <text:p text:style-name="P3"><text:span text:style-name="T33"/></text:p>
            <text:p text:style-name="P3"><text:span text:style-name="T33">извлечение структурированной информации</text:span></text:p>
          </draw:text-box>
        </draw:frame>
        <draw:frame presentation:style-name="pr3" draw:layer="layout" svg:width="22.4cm" svg:height="1.339cm" svg:x="1.4cm" svg:y="1.93cm" presentation:class="title" presentation:user-transformed="true">
          <draw:text-box>
            <text:p><text:span text:style-name="T34">NLP </text:span><text:span text:style-name="T3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4" draw:text-style-name="P16" draw:layer="layout" svg:width="25.8cm" svg:height="11.809cm" svg:x="1.4cm" svg:y="4.6cm">
          <draw:text-box>
            <text:p><text:span text:style-name="T36">Литература</text:span></text:p>
            <text:p><text:span text:style-name="T37"/></text:p>
            <text:p><text:span text:style-name="T38">Борисов Е.С. Методы машинного обучения. 2024</text:span></text:p>
            <text:p><text:span text:style-name="T39"><text:a xlink:href="https://github.com/mechanoid5/ml_lectorium_2024_I" xlink:type="simple">https://github.com/mechanoid5/ml_lectorium_2024_I</text:a></text:span></text:p>
            <text:p text:style-name="P15"><text:span text:style-name="T39"/></text:p>
            <text:p text:style-name="P15"><text:span text:style-name="T39">Борисов Е.С. Методы обработки текстов на естественном языке. 2024</text:span></text:p>
            <text:p text:style-name="P15"><text:span text:style-name="T39"><text:a xlink:href="https://github.com/mechanoid5/ml_nlp_2024_I" xlink:type="simple">https://github.com/mechanoid5/ml_nlp_2024_I</text:a></text:span></text:p>
            <text:p text:style-name="P15"><text:span text:style-name="T39"/></text:p>
            <text:p text:style-name="P15"><text:span text:style-name="T37"/></text:p>
            <text:p text:style-name="P15"><text:span text:style-name="T38">Ананян C.М. Введение в компьютерную лингвистику. </text:span></text:p>
            <text:p text:style-name="P15"><text:span text:style-name="T38"><text:a xlink:href="https://www.youtube.com/watch?v=3fHzOIaLSPc" xlink:type="simple">https://www.youtube.com/watch?v=3fHzOIaLSPc</text:a></text:span></text:p>
            <text:p text:style-name="P15"><text:span text:style-name="T38"/></text:p>
            <text:p text:style-name="P15"><text:span text:style-name="T37"/></text:p>
            <text:p text:style-name="P15"><text:span text:style-name="T40">Турдаков Д.Ю. Основы обработки текстов. ИСП РАН, 2017</text:span></text:p>
            <text:p text:style-name="P15"><text:span text:style-name="T40"><text:a xlink:href="https://www.youtube.com/playlist?list=PL5cBzMoPJgCUn6TbfhqilyToW5lScOdd3" xlink:type="simple">https://www.youtube.com/playlist?list=PL5cBzMoPJgCUn6TbfhqilyToW5lScOdd3</text:a></text:span></text:p>
            <text:p text:style-name="P15"><text:span text:style-name="T40"/></text:p>
            <text:p text:style-name="P15"><text:span text:style-name="T40">Турдаков Д.Ю. Основы обработки текстов. ИСП РАН, 2021</text:span></text:p>
            <text:p text:style-name="P15"><text:span text:style-name="T40"><text:a xlink:href="https://www.youtube.com/playlist?list=PL5cBzMoPJgCXFdSvWaunOy4cILirW1lMD" xlink:type="simple">https://www.youtube.com/playlist?list=PL5cBzMoPJgCXFdSvWaunOy4cILirW1lMD</text:a></text:span></text:p>
            <text:p text:style-name="P15"><text:span text:style-name="T41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pitch="variable"/>
    <style:font-face style:name="DejaVu Serif1" svg:font-family="'DejaVu Serif'" style:font-family-generic="roman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1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2-03T16:45:04.732203769</dc:date>
    <meta:editing-duration>P2DT20H24M40S</meta:editing-duration>
    <meta:editing-cycles>706</meta:editing-cycles>
    <meta:generator>LibreOffice/7.6.4.1$Linux_X86_64 LibreOffice_project/60$Build-1</meta:generator>
    <meta:print-date>2024-02-03T16:42:48.969523602</meta:print-date>
    <meta:printed-by>Файлы PDF</meta:printed-by>
    <meta:document-statistic meta:object-count="83"/>
  </office:meta>
</office:document-meta>
</file>